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28">
            <text:p>1528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61">
            <text:p>166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09">
            <text:p>1309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25">
            <text:p>162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87">
            <text:p>1187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35">
            <text:p>163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62">
            <text:p>1162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27">
            <text:p>162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99">
            <text:p>1099</text:p>
          </table:table-cell>
          <table:table-cell table:style-name="ce11"/>
          <table:table-cell table:style-name="ce11" office:value-type="float" office:value="30">
            <text:p>3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28">
            <text:p>162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60">
            <text:p>1060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21">
            <text:p>162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68">
            <text:p>868</text:p>
          </table:table-cell>
          <table:table-cell table:style-name="ce11"/>
          <table:table-cell table:style-name="ce11" office:value-type="float" office:value="24">
            <text:p>2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25">
            <text:p>825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57">
            <text:p>557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39">
            <text:p>539</text:p>
          </table:table-cell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85">
            <text:p>385</text:p>
          </table:table-cell>
          <table:table-cell table:style-name="ce11"/>
          <table:table-cell table:style-name="ce11" office:value-type="float" office:value="19">
            <text:p>1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2">
            <text:p>192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62">
            <text:p>62</text:p>
          </table:table-cell>
          <table:table-cell table:style-name="ce11"/>
          <table:table-cell office:value-type="float" office:value="25">
            <text:p>25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0:02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